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start" style:justify-single-word="false"/>
    </style:style>
    <style:style style:name="P3" style:family="paragraph" style:parent-style-name="Heading_20_2">
      <style:paragraph-properties fo:text-align="center" style:justify-single-word="false"/>
    </style:style>
    <style:style style:name="P4" style:family="paragraph" style:parent-style-name="Heading_20_3">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h.p_89zt9MIBjOru"/>C768-Tech Comm - VER. 2</text:h>
      <text:section text:style-name="Sect1" text:name="h.p_CbimIrWUjOrn">
        <text:h text:style-name="P3" text:outline-level="2"><text:bookmark text:name="h.p_wbu5jM1Rj_mw"/>course welcome &amp; instructions</text:h>
        <text:h text:style-name="P4" text:outline-level="3"><text:bookmark text:name="h.p_wIzLYaPy_byo"/>for CIM1 students only - not for EWP1 students</text:h>
      </text:section>
      <text:section text:style-name="Sect1" text:name="h.p_bHm2-OibA966">
        <text:p text:style-name="Text_20_body"><text:bookmark text:name="h.p_KxXV5NhmA97Q"/></text:p>
      </text:section>
      <text:section text:style-name="Sect1" text:name="Section1">
        <text:h text:style-name="P2" text:outline-level="1"><text:bookmark text:name="h.p_bHm2-OibA966"/><text:bookmark text:name="h.p_KxXV5NhmA97Q1"/>welcome</text:h>
        <text:p text:style-name="P5"><text:bookmark text:name="h.p_aHlOSb5DAW-9"/>C768 has 2 tasks, each with multiple requirements. Each task has its own Tips document, and there is a video that covers both tasks. First, though, read the Course of Study and each task description given there; those are the official course descriptions. The information given below is the Course Instructors' recommended process for completing the requirements for each task. When you have questions, get in touch with the Course Instructor listed in the C768 Course of Study (if you don't have one, enroll and activate the course so one is assigned to you).</text:p>
      </text:section>
      <text:section text:style-name="Sect1" text:name="h.p_hmCPEnXoD8Km">
        <text:p text:style-name="Text_20_body"><text:bookmark text:name="h.p_R_VQDgcuD8K9"/></text:p>
      </text:section>
      <text:section text:style-name="Sect1" text:name="Section2">
        <text:h text:style-name="Heading_20_2" text:outline-level="2"><text:bookmark text:name="h.p_hmCPEnXoD8Km"/><text:bookmark text:name="h.p_R_VQDgcuD8K91"/>task 1: implementation of technology solution</text:h>
        <text:list xml:id="list990180942" text:style-name="L1">
          <text:list-item>
            <text:p text:style-name="P8"><text:bookmark text:name="h.p_N14LOxEdEDHu"/>Read the Task 1 description in your Course of Study</text:p>
          </text:list-item>
          <text:list-item>
            <text:p text:style-name="P8"><text:bookmark text:name="h.p_OxQzffFYEQrf"/>Download and read the rubric from the Task 1 Web Links in your Course of Study</text:p>
          </text:list-item>
          <text:list-item>
            <text:p text:style-name="P8"><text:bookmark text:name="h.p_AZjBjOkzETIf"/>Download the <text:a xlink:type="simple" xlink:href="https://drive.google.com/open?id=19UleE44FdgXcRXWonoQmHIEmSc_TGxmc" office:target-frame-name="_blank" xlink:show="new" text:style-name="Internet_20_link" text:visited-style-name="Visited_20_Internet_20_Link">Task 1 Tips doc</text:a>, and view the Task 1 portion of the <text:a xlink:type="simple" xlink:href="https://www.google.com/url?q=https%3A%2F%2Fwgu.hosted.panopto.com%2FPanopto%2FPages%2FViewer.aspx%3Fid%3D3844934f-1580-4a4d-afab-a98b01892067&amp;sa=D&amp;sntz=1&amp;usg=AFQjCNFpNb_o1McaOGVtRSTCjkUaeRyk8g" office:target-frame-name="_blank" xlink:show="new" text:style-name="Internet_20_link" text:visited-style-name="Visited_20_Internet_20_Link">C768 video</text:a></text:p>
          </text:list-item>
          <text:list-item>
            <text:p text:style-name="P8"><text:bookmark text:name="h.p_7dFnp9l1DCLl"/>Read the LR lesson(s) recommended for each part of Task 1:</text:p>
            <text:list>
              <text:list-item>
                <text:p text:style-name="P8"><text:bookmark text:name="h.p_p32faMmADOOA"/>Part A - Lesson 14</text:p>
              </text:list-item>
              <text:list-item>
                <text:p text:style-name="P8"><text:bookmark text:name="h.p_uJNnShjtDQ80"/>Part B - Lessons 6 &amp; 9</text:p>
              </text:list-item>
              <text:list-item>
                <text:p text:style-name="P8"><text:bookmark text:name="h.p_aFnDaXpNDXaZ"/>Part C - Lesson 1</text:p>
              </text:list-item>
              <text:list-item>
                <text:p text:style-name="P8"><text:bookmark text:name="h.p_8q4BZUzLDdz3"/>Part D - Lesson 3.1</text:p>
              </text:list-item>
              <text:list-item>
                <text:p text:style-name="P8"><text:bookmark text:name="h.p_4T7ne2TmDjY2"/>Parts E and F - NA</text:p>
              </text:list-item>
            </text:list>
          </text:list-item>
          <text:list-item>
            <text:p text:style-name="P8"><text:bookmark text:name="h.p_iOMan7ecLsMu"/>Compose your report</text:p>
          </text:list-item>
          <text:list-item>
            <text:p text:style-name="P8"><text:bookmark text:name="h.p_UIUy6vkpLwxu"/>If you would like, send it to <text:a xlink:type="simple" xlink:href="mailto:ITTechComm@wgu.edu" office:target-frame-name="_blank" xlink:show="new" text:style-name="Internet_20_link" text:visited-style-name="Visited_20_Internet_20_Link">ITTechComm@wgu.edu</text:a> for review before submitting to WGU's Evaluation Management Application (EMA) </text:p>
          </text:list-item>
          <text:list-item>
            <text:p text:style-name="P8"><text:bookmark text:name="h.p_WX1-ijkuL1wH"/>Submit to EMA</text:p>
          </text:list-item>
          <text:list-item>
            <text:p text:style-name="P8"><text:bookmark text:name="h.p_AlfC_Pv9L3cW"/>If needed, contact your Course Instructor for help with revisions</text:p>
            <text:list>
              <text:list-item>
                <text:p text:style-name="P8"><text:bookmark text:name="h.p_t8K2UAF7MDhG"/>Email: <text:a xlink:type="simple" xlink:href="mailto:ITTechComm@wgu.edu" office:target-frame-name="_blank" xlink:show="new" text:style-name="Internet_20_link" text:visited-style-name="Visited_20_Internet_20_Link">ITTechComm@wgu.edu</text:a></text:p>
              </text:list-item>
              <text:list-item>
                <text:p text:style-name="P6"><text:bookmark text:name="h.p_vAUYOt9eMHHv"/>Schedule call: <text:a xlink:type="simple" xlink:href="https://docs.google.com/document/d/1l_TgEQ7HsiKhysgF9RU4XHi7jNT35UsTUJx9SKEA2HY/edit" office:target-frame-name="_blank" xlink:show="new" text:style-name="Internet_20_link" text:visited-style-name="Visited_20_Internet_20_Link">Office Hours &amp; Appt. Links</text:a></text:p>
              </text:list-item>
            </text:list>
          </text:list-item>
        </text:list>
      </text:section>
      <text:section text:style-name="Sect1" text:name="h.p_wF5YZIBdLYlJ">
        <text:p text:style-name="Text_20_body"><text:bookmark text:name="h.p_nqXlJcY6LYlc"/></text:p>
      </text:section>
      <text:section text:style-name="Sect1" text:name="Section3">
        <text:h text:style-name="Heading_20_2" text:outline-level="2"><text:bookmark text:name="h.p_wF5YZIBdLYlJ"/><text:bookmark text:name="h.p_nqXlJcY6LYlc1"/>task 2: request for proposal response</text:h>
        <text:list xml:id="list3216697507" text:style-name="L2">
          <text:list-item>
            <text:p text:style-name="P9"><text:bookmark text:name="h.p_Fd-Yc0lULeMI"/>Read the Task 2 description in TaskStream</text:p>
          </text:list-item>
          <text:list-item>
            <text:p text:style-name="P9"><text:bookmark text:name="h.p_We2i7DPBNMYF"/><text:soft-page-break/>Download and read the rubric from the Task 2 Web Links in your Course of Study</text:p>
          </text:list-item>
          <text:list-item>
            <text:p text:style-name="P9"><text:bookmark text:name="h.p__n136PtmNPLR"/>Download and study documents from the Task 2 File Attachments in your Course of Study</text:p>
          </text:list-item>
          <text:list-item>
            <text:p text:style-name="P9"><text:bookmark text:name="h.p_mZ0RUa75Opd6"/>Download <text:a xlink:type="simple" xlink:href="https://drive.google.com/open?id=1iIsnZ0V-8W2h1OfjmK3pH3fefi--vvIlad0g-8OPIB4" office:target-frame-name="_blank" xlink:show="new" text:style-name="Internet_20_link" text:visited-style-name="Visited_20_Internet_20_Link">Task 2 Tips doc</text:a>, and view the Task 2 portion of the <text:a xlink:type="simple" xlink:href="https://www.google.com/url?q=https%3A%2F%2Fwgu.hosted.panopto.com%2FPanopto%2FPages%2FViewer.aspx%3Fid%3D3844934f-1580-4a4d-afab-a98b01892067&amp;sa=D&amp;sntz=1&amp;usg=AFQjCNFpNb_o1McaOGVtRSTCjkUaeRyk8g" office:target-frame-name="_blank" xlink:show="new" text:style-name="Internet_20_link" text:visited-style-name="Visited_20_Internet_20_Link">C768 video</text:a></text:p>
          </text:list-item>
          <text:list-item>
            <text:p text:style-name="P9"><text:bookmark text:name="h.p_0Rrv19dTnPnJ"/>Read the LR lesson(s) recommended:</text:p>
            <text:list>
              <text:list-item>
                <text:p text:style-name="P9"><text:bookmark text:name="h.p_bgnJWDHCnRxW"/>Part F (Cover Letter) - Lesson 11.6</text:p>
              </text:list-item>
              <text:list-item>
                <text:p text:style-name="P9"><text:bookmark text:name="h.p_J5TDRhAjFASg"/>Other Parts - NA, although there are examples of some items in various Lessons (use appropriate search terms)</text:p>
              </text:list-item>
            </text:list>
          </text:list-item>
          <text:list-item>
            <text:p text:style-name="P9"><text:bookmark text:name="h.p_F0jCjYSrOFDW"/>Compose report</text:p>
          </text:list-item>
          <text:list-item>
            <text:p text:style-name="P9"><text:bookmark text:name="h.p_w-RKHfXVOMrB"/>If you would like, send to <text:a xlink:type="simple" xlink:href="mailto:ITTechComm@wgu.edu" office:target-frame-name="_blank" xlink:show="new" text:style-name="Internet_20_link" text:visited-style-name="Visited_20_Internet_20_Link">ITTechComm@wgu.edu</text:a> for review before submitting to WGU's Evaluation Management Application (EMA)</text:p>
          </text:list-item>
          <text:list-item>
            <text:p text:style-name="P9"><text:bookmark text:name="h.p_17LekTV4OMrI"/>Submit to EMA</text:p>
          </text:list-item>
          <text:list-item>
            <text:p text:style-name="P9"><text:bookmark text:name="h.p_36wSrNSZOMrJ"/>If needed, contact Course Instructor for help with revisions</text:p>
            <text:list>
              <text:list-item>
                <text:p text:style-name="P9"><text:bookmark text:name="h.p_SuaVYg5EOMrM"/>Email: <text:a xlink:type="simple" xlink:href="mailto:ITTechComm@wgu.edu" office:target-frame-name="_blank" xlink:show="new" text:style-name="Internet_20_link" text:visited-style-name="Visited_20_Internet_20_Link">ITTechComm@wgu.edu</text:a></text:p>
              </text:list-item>
              <text:list-item>
                <text:p text:style-name="P7"><text:bookmark text:name="h.p_OW_dUy8DOMrP"/>Schedule call: <text:a xlink:type="simple" xlink:href="https://docs.google.com/document/d/1l_TgEQ7HsiKhysgF9RU4XHi7jNT35UsTUJx9SKEA2HY/edit" office:target-frame-name="_blank" xlink:show="new" text:style-name="Internet_20_link" text:visited-style-name="Visited_20_Internet_20_Link">Office Hours &amp; Appt. Links</text:a></text:p>
              </text:list-item>
            </text:list>
          </text:list-item>
        </text:list>
      </text:section>
      <text:p text:style-name="Standard">Report abus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9T05:05:02.372000000</meta:creation-date>
    <dc:date>2019-10-29T05:05:08.718000000</dc:date>
    <meta:editing-duration>PT6S</meta:editing-duration>
    <meta:editing-cycles>1</meta:editing-cycles>
    <meta:document-statistic meta:table-count="0" meta:image-count="0" meta:object-count="0" meta:page-count="2" meta:paragraph-count="36" meta:word-count="402" meta:character-count="2162" meta:non-whitespace-character-count="1823"/>
    <meta:generator>LibreOffice/6.3.0.4$Windows_X86_64 LibreOffice_project/057fc023c990d676a43019934386b85b21a9ee99</meta:generator>
  </office:meta>
</office:document-meta>
</file>